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dde4" officeooo:paragraph-rsid="0013dde4"/>
    </style:style>
    <style:style style:name="P2" style:family="paragraph" style:parent-style-name="Standard">
      <style:text-properties fo:font-size="16pt" officeooo:rsid="0013dde4" officeooo:paragraph-rsid="0013dde4" style:font-size-asian="14pt" style:font-size-complex="16pt"/>
    </style:style>
    <style:style style:name="P3" style:family="paragraph" style:parent-style-name="Standard">
      <style:text-properties fo:font-size="16pt" officeooo:rsid="00172fde" officeooo:paragraph-rsid="00172fde" style:font-size-asian="14pt" style:font-size-complex="16pt"/>
    </style:style>
    <style:style style:name="T1" style:family="text">
      <style:text-properties officeooo:rsid="0015d0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The Perfect American Recitation of the Century</text:p>
      <text:p text:style-name="P1">Chapter 8: The Spoils of War</text:p>
      <text:p text:style-name="P1"/>
      <text:p text:style-name="P1">Sign 46</text:p>
      <text:p text:style-name="P1"/>
      <text:p text:style-name="P2">And Obey God, and His Messenger; <text:line-break/>and <text:span text:style-name="T1">d</text:span>o not dissent; <text:line-break/>or you Will fail, and your stench Will dissipate.</text:p>
      <text:p text:style-name="P2"/>
      <text:p text:style-name="P3">And be patient; <text:line-break/><text:line-break/>Indeed, God is with the patient one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3T23:15:43.780000000</meta:creation-date>
    <dc:date>2025-04-27T23:26:19.421000000</dc:date>
    <meta:editing-duration>PT1H19M58S</meta:editing-duration>
    <meta:editing-cycles>3</meta:editing-cycles>
    <meta:generator>LibreOffice/7.6.4.1$Windows_X86_64 LibreOffice_project/e19e193f88cd6c0525a17fb7a176ed8e6a3e2aa1</meta:generator>
    <meta:print-date>2025-04-04T00:19:58.678000000</meta:print-date>
    <meta:printed-by>PDF files</meta:printed-by>
    <meta:document-statistic meta:table-count="0" meta:image-count="0" meta:object-count="0" meta:page-count="1" meta:paragraph-count="5" meta:word-count="44" meta:character-count="240" meta:non-whitespace-character-count="197"/>
  </office:meta>
</office:document-meta>
</file>